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Q</mi>
      <mrow>
        <mspace width="2em"/>
        <mo stretchy="false">=</mo>
        <mspace width="2em"/>
      </mrow>
      <mover accent="true">
        <mi>V</mi>
        <mo stretchy="false">˙</mo>
      </mover>
      <mrow>
        <mspace width="2em"/>
        <mo stretchy="false">=</mo>
        <mspace width="2em"/>
      </mrow>
      <mfrac>
        <mrow>
          <mtext>d</mtext>
          <mi>V</mi>
        </mrow>
        <mrow>
          <mtext>d</mtext>
          <mi>t</mi>
        </mrow>
      </mfrac>
      <mrow>
        <mspace width="2em"/>
        <mo stretchy="false">=</mo>
        <mspace width="2em"/>
      </mrow>
      <mfrac>
        <mrow>
          <mi mathvariant="normal">π</mi>
          <mspace width="0.5em"/>
          <msup>
            <mi>r</mi>
            <mn>4</mn>
          </msup>
          <mspace width="0.5em"/>
          <mi mathvariant="normal">Δ</mi>
          <mi>p</mi>
        </mrow>
        <mrow>
          <mn>8</mn>
          <mspace width="0.5em"/>
          <mi mathvariant="normal">η</mi>
          <mspace width="0.5em"/>
          <mi>l</mi>
        </mrow>
      </mfrac>
    </mrow>
    <annotation encoding="StarMath 5.0">Q ~=~ dot V ~=~ {"d" V} over {"d" t} ~=~ { %pi ` r ^4 ` %DELTA p } over { 8 ` %ieta ` l 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0:13:46.210000000</meta:creation-date>
    <dc:date>2015-03-25T10:17:03.582000000</dc:date>
    <meta:editing-duration>PT3M17S</meta:editing-duration>
    <meta:editing-cycles>1</meta:editing-cycles>
    <meta:generator>LibreOffice/4.3.4.1$Windows_x86 LibreOffice_project/bc356b2f991740509f321d70e4512a6a54c5f243</meta:generator>
  </office:meta>
</office:document-meta>
</file>